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9275" officeooo:paragraph-rsid="001b92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bibliotec;</text:p>
      <text:p text:style-name="P1"/>
      <text:p text:style-name="P1">create table emprestimo (</text:p>
      <text:p text:style-name="P1">id_emprestimo int not null auto_increment,</text:p>
      <text:p text:style-name="P1">id_usuario int,</text:p>
      <text:p text:style-name="P1">id_titulo int,</text:p>
      <text:p text:style-name="P1">data_emprestimo date,</text:p>
      <text:p text:style-name="P1">desconto varchar (10),</text:p>
      <text:p text:style-name="P1">primary key (id_emprestimo)</text:p>
      <text:p text:style-name="P1">) default charset = utf8;</text:p>
      <text:p text:style-name="P1"/>
      <text:p text:style-name="P1">create table usuario (</text:p>
      <text:p text:style-name="P1">id_usuario int not null auto_increment,</text:p>
      <text:p text:style-name="P1">nome_usuario varchar (15),</text:p>
      <text:p text:style-name="P1">telefone varchar (15),</text:p>
      <text:p text:style-name="P1">endereco varchar (20),</text:p>
      <text:p text:style-name="P1">primary key (id_usuario)</text:p>
      <text:p text:style-name="P1">) default charset = utf8;</text:p>
      <text:p text:style-name="P1"/>
      <text:p text:style-name="P1">create table autores (</text:p>
      <text:p text:style-name="P1">id_autores int not null auto_increment,</text:p>
      <text:p text:style-name="P1">nome varchar (15),</text:p>
      <text:p text:style-name="P1">telefone varchar (14),</text:p>
      <text:p text:style-name="P1">endereco varchar (20),</text:p>
      <text:p text:style-name="P1">primary key (id_autores)</text:p>
      <text:p text:style-name="P1">) default charset = utf8;</text:p>
      <text:p text:style-name="P1"/>
      <text:p text:style-name="P1">create table titulo (</text:p>
      <text:p text:style-name="P1">id_titulo int not null auto_increment,</text:p>
      <text:p text:style-name="P1">id_autores int,</text:p>
      <text:p text:style-name="P1">id_editora int,</text:p>
      <text:p text:style-name="P1">id_exemplares int,</text:p>
      <text:p text:style-name="P1">id_area_de_conhecimento int,</text:p>
      <text:p text:style-name="P1">id_palavra_chave int,</text:p>
      <text:p text:style-name="P1">nome varchar (15),</text:p>
      <text:p text:style-name="P1">genero varchar (1),</text:p>
      <text:p text:style-name="P1">primary key (id_titulo)</text:p>
      <text:p text:style-name="P1">) default charset = utf8;</text:p>
      <text:p text:style-name="P1"/>
      <text:p text:style-name="P1">create table editora (</text:p>
      <text:p text:style-name="P1">id_editora int not null auto_increment,</text:p>
      <text:p text:style-name="P1">nome varchar (20),</text:p>
      <text:p text:style-name="P1">telefone varchar (15),</text:p>
      <text:p text:style-name="P1">endereco varchar (25),</text:p>
      <text:p text:style-name="P1">primary key (id_editora)</text:p>
      <text:p text:style-name="P1">) default charset = utf8;</text:p>
      <text:p text:style-name="P1"/>
      <text:p text:style-name="P1">create table exemplares (</text:p>
      <text:p text:style-name="P1">id_exemplares int not null auto_increment,</text:p>
      <text:p text:style-name="P1">descricao varchar (20),</text:p>
      <text:p text:style-name="P1">primary key (id_exemplares)</text:p>
      <text:p text:style-name="P1">) default charset = utf8;</text:p>
      <text:p text:style-name="P1"><text:soft-page-break/></text:p>
      <text:p text:style-name="P1">create table palavra_chave (</text:p>
      <text:p text:style-name="P1">id_palavra_chave int not null auto_increment,</text:p>
      <text:p text:style-name="P1">descricao varchar (20),</text:p>
      <text:p text:style-name="P1">primary key (id_palavra_chave)</text:p>
      <text:p text:style-name="P1">) default charset = utf8;</text:p>
      <text:p text:style-name="P1"/>
      <text:p text:style-name="P1">create table area_de_conhecimento (</text:p>
      <text:p text:style-name="P1">id_area int not null auto_increment,</text:p>
      <text:p text:style-name="P1">descricao varchar (20),</text:p>
      <text:p text:style-name="P1">primary key (id_area)</text:p>
      <text:p text:style-name="P1">) default charset = utf8;</text:p>
      <text:p text:style-name="P1"/>
      <text:p text:style-name="P1">insert into emprestimo (id_usuario, id_titulo, data_emprestimo, desconto)</text:p>
      <text:p text:style-name="P1">values ('12', '2', '2022/10/01', '20%');</text:p>
      <text:p text:style-name="P1"/>
      <text:p text:style-name="P1">insert into usuario (nome_usuario, telefone, endereco)</text:p>
      <text:p text:style-name="P1">values ('lucas martins', '41984411849', 'Rua Arsenio Bento dos Santos');</text:p>
      <text:p text:style-name="P1"/>
      <text:p text:style-name="P1">insert into autores (nome, telefone, endereco)</text:p>
      <text:p text:style-name="P1">values ('best-seller', '41984435673', 'Rua Pereira Santos');</text:p>
      <text:p text:style-name="P1"/>
      <text:p text:style-name="P1">insert into titulo (id_autores, id_editora, id_exemplares, id_area_de_conhecimento, id_palavra_chave, nome, gerenero)</text:p>
      <text:p text:style-name="P1">values ('1', '1', '1', '1', '2', 'É ASSIM QUE ACABA', 'Romance');</text:p>
      <text:p text:style-name="P1"/>
      <text:p text:style-name="P1">insert into editora (nome, telefone, endereco)</text:p>
      <text:p text:style-name="P1">values ('Collen Hoover', '41983354736', 'Rua Sao Matias');</text:p>
      <text:p text:style-name="P1"/>
      <text:p text:style-name="P1">insert into exemplares (descricao)</text:p>
      <text:p text:style-name="P1">values ('Um romance sobre as escolhas corretas nas situações mais dificeis.');</text:p>
      <text:p text:style-name="P1"/>
      <text:p text:style-name="P1">insert into palavra_chave (descricao)</text:p>
      <text:p text:style-name="P1">values ('LIVRO');</text:p>
      <text:p text:style-name="P1"/>
      <text:p text:style-name="P1">insert into area_de_conhecimento (descricao)</text:p>
      <text:p text:style-name="P1">values ('Uma narrativa poderosa sobre a força necessaria para fazer as escolhas certas nas situações mais dificeis.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09:11:35.381200839</meta:creation-date>
    <dc:date>2022-10-10T09:11:54.287326231</dc:date>
    <meta:editing-duration>PT19S</meta:editing-duration>
    <meta:editing-cycles>1</meta:editing-cycles>
    <meta:document-statistic meta:table-count="0" meta:image-count="0" meta:object-count="0" meta:page-count="2" meta:paragraph-count="72" meta:word-count="314" meta:character-count="2362" meta:non-whitespace-character-count="2120"/>
    <meta:generator>LibreOffice/5.1.6.2$Linux_X86_64 LibreOffice_project/10m0$Build-2</meta:generator>
  </office:meta>
</office:document-meta>
</file>